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C0000025ECD6EA3FA.png"/>
  <manifest:file-entry manifest:media-type="image/png" manifest:full-path="Pictures/100002010000034400000190DB0C6354.png"/>
  <manifest:file-entry manifest:media-type="image/png" manifest:full-path="Pictures/10000201000004FC000002D698C2D04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іца1" style:family="table">
      <style:table-properties style:width="16.993cm" table:align="left"/>
    </style:style>
    <style:style style:name="Табліца1.A" style:family="table-column">
      <style:table-column-properties style:column-width="8.273cm"/>
    </style:style>
    <style:style style:name="Табліца1.B" style:family="table-column">
      <style:table-column-properties style:column-width="8.721cm"/>
    </style:style>
    <style:style style:name="Табліца1.A1" style:family="table-cell">
      <style:table-cell-properties fo:padding="0.097cm" fo:border="0.002cm solid #000000"/>
    </style:style>
    <style:style style:name="Табліца1.A2" style:family="table-cell">
      <style:table-cell-properties fo:padding="0.097cm" fo:border-left="0.002cm solid #000000" fo:border-right="none" fo:border-top="none" fo:border-bottom="0.002cm solid #000000"/>
    </style:style>
    <style:style style:name="Табліца1.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text-properties style:font-name="Courier New" fo:font-size="10pt" style:font-name-asian="Courier New" style:font-size-asian="10pt" style:font-name-complex="Courier New" style:font-size-complex="10pt"/>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 style:family="paragraph" style:parent-style-name="Text_20_body">
      <style:paragraph-properties fo:margin-left="0cm" fo:margin-right="0cm" fo:text-align="center"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96cm" text:min-label-width="0.635cm"/>
        <style:text-properties style:font-name="StarSymbol"/>
      </text:list-level-style-bullet>
      <text:list-level-style-bullet text:level="2" text:style-name="Bullet_20_Symbols" style:num-suffix="." text:bullet-char="○">
        <style:list-level-properties text:space-before="2.066cm" text:min-label-width="0.635cm"/>
        <style:text-properties style:font-name="StarSymbol"/>
      </text:list-level-style-bullet>
      <text:list-level-style-bullet text:level="3" text:style-name="Bullet_20_Symbols" style:num-suffix="." text:bullet-char="■">
        <style:list-level-properties text:space-before="3.336cm" text:min-label-width="0.635cm"/>
        <style:text-properties style:font-name="StarSymbol"/>
      </text:list-level-style-bullet>
      <text:list-level-style-bullet text:level="4" text:style-name="Bullet_20_Symbols" style:num-suffix="." text:bullet-char="●">
        <style:list-level-properties text:space-before="4.606cm" text:min-label-width="0.635cm"/>
        <style:text-properties style:font-name="StarSymbol"/>
      </text:list-level-style-bullet>
      <text:list-level-style-bullet text:level="5" text:style-name="Bullet_20_Symbols" style:num-suffix="." text:bullet-char="○">
        <style:list-level-properties text:space-before="5.876cm" text:min-label-width="0.635cm"/>
        <style:text-properties style:font-name="StarSymbol"/>
      </text:list-level-style-bullet>
      <text:list-level-style-bullet text:level="6" text:style-name="Bullet_20_Symbols" style:num-suffix="." text:bullet-char="■">
        <style:list-level-properties text:space-before="7.146cm" text:min-label-width="0.635cm"/>
        <style:text-properties style:font-name="StarSymbol"/>
      </text:list-level-style-bullet>
      <text:list-level-style-bullet text:level="7" text:style-name="Bullet_20_Symbols" style:num-suffix="." text:bullet-char="●">
        <style:list-level-properties text:space-before="8.416cm" text:min-label-width="0.635cm"/>
        <style:text-properties style:font-name="StarSymbol"/>
      </text:list-level-style-bullet>
      <text:list-level-style-bullet text:level="8" text:style-name="Bullet_20_Symbols" style:num-suffix="." text:bullet-char="○">
        <style:list-level-properties text:space-before="9.686cm" text:min-label-width="0.635cm"/>
        <style:text-properties style:font-name="StarSymbol"/>
      </text:list-level-style-bullet>
      <text:list-level-style-bullet text:level="9" text:style-name="Bullet_20_Symbols" style:num-suffix="." text:bullet-char="■">
        <style:list-level-properties text:space-before="10.956cm" text:min-label-width="0.635cm"/>
        <style:text-properties style:font-name="StarSymbol"/>
      </text:list-level-style-bullet>
      <text:list-level-style-bullet text:level="10" text:style-name="Bullet_20_Symbols" style:num-suffix="." text:bullet-char="●">
        <style:list-level-properties text:space-before="12.226cm" text:min-label-width="0.635cm"/>
        <style:text-properties style:font-name="StarSymbol"/>
      </text:list-level-style-bullet>
    </text:list-style>
    <text:list-style style:name="L2">
      <text:list-level-style-bullet text:level="1" text:style-name="Bullet_20_Symbols" style:num-suffix="." text:bullet-char="●">
        <style:list-level-properties text:space-before="0.796cm" text:min-label-width="0.635cm"/>
        <style:text-properties style:font-name="StarSymbol"/>
      </text:list-level-style-bullet>
      <text:list-level-style-bullet text:level="2" text:style-name="Bullet_20_Symbols" style:num-suffix="." text:bullet-char="○">
        <style:list-level-properties text:space-before="2.066cm" text:min-label-width="0.635cm"/>
        <style:text-properties style:font-name="StarSymbol"/>
      </text:list-level-style-bullet>
      <text:list-level-style-bullet text:level="3" text:style-name="Bullet_20_Symbols" style:num-suffix="." text:bullet-char="■">
        <style:list-level-properties text:space-before="3.336cm" text:min-label-width="0.635cm"/>
        <style:text-properties style:font-name="StarSymbol"/>
      </text:list-level-style-bullet>
      <text:list-level-style-bullet text:level="4" text:style-name="Bullet_20_Symbols" style:num-suffix="." text:bullet-char="●">
        <style:list-level-properties text:space-before="4.606cm" text:min-label-width="0.635cm"/>
        <style:text-properties style:font-name="StarSymbol"/>
      </text:list-level-style-bullet>
      <text:list-level-style-bullet text:level="5" text:style-name="Bullet_20_Symbols" style:num-suffix="." text:bullet-char="○">
        <style:list-level-properties text:space-before="5.876cm" text:min-label-width="0.635cm"/>
        <style:text-properties style:font-name="StarSymbol"/>
      </text:list-level-style-bullet>
      <text:list-level-style-bullet text:level="6" text:style-name="Bullet_20_Symbols" style:num-suffix="." text:bullet-char="■">
        <style:list-level-properties text:space-before="7.146cm" text:min-label-width="0.635cm"/>
        <style:text-properties style:font-name="StarSymbol"/>
      </text:list-level-style-bullet>
      <text:list-level-style-bullet text:level="7" text:style-name="Bullet_20_Symbols" style:num-suffix="." text:bullet-char="●">
        <style:list-level-properties text:space-before="8.416cm" text:min-label-width="0.635cm"/>
        <style:text-properties style:font-name="StarSymbol"/>
      </text:list-level-style-bullet>
      <text:list-level-style-bullet text:level="8" text:style-name="Bullet_20_Symbols" style:num-suffix="." text:bullet-char="○">
        <style:list-level-properties text:space-before="9.686cm" text:min-label-width="0.635cm"/>
        <style:text-properties style:font-name="StarSymbol"/>
      </text:list-level-style-bullet>
      <text:list-level-style-bullet text:level="9" text:style-name="Bullet_20_Symbols" style:num-suffix="." text:bullet-char="■">
        <style:list-level-properties text:space-before="10.956cm" text:min-label-width="0.635cm"/>
        <style:text-properties style:font-name="StarSymbol"/>
      </text:list-level-style-bullet>
      <text:list-level-style-bullet text:level="10" text:style-name="Bullet_20_Symbols" style:num-suffix="." text:bullet-char="●">
        <style:list-level-properties text:space-before="12.226cm" text:min-label-width="0.635cm"/>
        <style:text-properties style:font-name="StarSymbol"/>
      </text:list-level-style-bullet>
    </text:list-style>
    <text:list-style style:name="L3">
      <text:list-level-style-bullet text:level="1" text:style-name="Bullet_20_Symbols" style:num-suffix="." text:bullet-char="●">
        <style:list-level-properties text:space-before="0.796cm" text:min-label-width="0.635cm"/>
        <style:text-properties style:font-name="StarSymbol"/>
      </text:list-level-style-bullet>
      <text:list-level-style-bullet text:level="2" text:style-name="Bullet_20_Symbols" style:num-suffix="." text:bullet-char="○">
        <style:list-level-properties text:space-before="2.066cm" text:min-label-width="0.635cm"/>
        <style:text-properties style:font-name="StarSymbol"/>
      </text:list-level-style-bullet>
      <text:list-level-style-bullet text:level="3" text:style-name="Bullet_20_Symbols" style:num-suffix="." text:bullet-char="■">
        <style:list-level-properties text:space-before="3.336cm" text:min-label-width="0.635cm"/>
        <style:text-properties style:font-name="StarSymbol"/>
      </text:list-level-style-bullet>
      <text:list-level-style-bullet text:level="4" text:style-name="Bullet_20_Symbols" style:num-suffix="." text:bullet-char="●">
        <style:list-level-properties text:space-before="4.606cm" text:min-label-width="0.635cm"/>
        <style:text-properties style:font-name="StarSymbol"/>
      </text:list-level-style-bullet>
      <text:list-level-style-bullet text:level="5" text:style-name="Bullet_20_Symbols" style:num-suffix="." text:bullet-char="○">
        <style:list-level-properties text:space-before="5.876cm" text:min-label-width="0.635cm"/>
        <style:text-properties style:font-name="StarSymbol"/>
      </text:list-level-style-bullet>
      <text:list-level-style-bullet text:level="6" text:style-name="Bullet_20_Symbols" style:num-suffix="." text:bullet-char="■">
        <style:list-level-properties text:space-before="7.146cm" text:min-label-width="0.635cm"/>
        <style:text-properties style:font-name="StarSymbol"/>
      </text:list-level-style-bullet>
      <text:list-level-style-bullet text:level="7" text:style-name="Bullet_20_Symbols" style:num-suffix="." text:bullet-char="●">
        <style:list-level-properties text:space-before="8.416cm" text:min-label-width="0.635cm"/>
        <style:text-properties style:font-name="StarSymbol"/>
      </text:list-level-style-bullet>
      <text:list-level-style-bullet text:level="8" text:style-name="Bullet_20_Symbols" style:num-suffix="." text:bullet-char="○">
        <style:list-level-properties text:space-before="9.686cm" text:min-label-width="0.635cm"/>
        <style:text-properties style:font-name="StarSymbol"/>
      </text:list-level-style-bullet>
      <text:list-level-style-bullet text:level="9" text:style-name="Bullet_20_Symbols" style:num-suffix="." text:bullet-char="■">
        <style:list-level-properties text:space-before="10.956cm" text:min-label-width="0.635cm"/>
        <style:text-properties style:font-name="StarSymbol"/>
      </text:list-level-style-bullet>
      <text:list-level-style-bullet text:level="10" text:style-name="Bullet_20_Symbols" style:num-suffix="." text:bullet-char="●">
        <style:list-level-properties text:space-before="12.226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megaT developer's guide</text:p>
      <text:table-of-content text:style-name="Sect1" text:protected="true" text:name="Змест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Змест1_Head">
            <text:p text:style-name="Contents_20_Heading">Content</text:p>
          </text:index-title>
          <text:p text:style-name="P6">OmegaT architecture<text:tab/>2</text:p>
          <text:p text:style-name="P6">Threads using<text:tab/>2</text:p>
          <text:p text:style-name="P6">Components<text:tab/>2</text:p>
          <text:p text:style-name="P7">IMainWindow<text:tab/>2</text:p>
          <text:p text:style-name="P7">IEditor<text:tab/>2</text:p>
          <text:p text:style-name="P7">IProject<text:tab/>3</text:p>
          <text:p text:style-name="P7">IMatcher<text:tab/>3</text:p>
          <text:p text:style-name="P7">ITagValidation<text:tab/>3</text:p>
          <text:p text:style-name="P7">ITokenizer<text:tab/>3</text:p>
          <text:p text:style-name="P7">ISpellChecker<text:tab/>3</text:p>
          <text:p text:style-name="P6">Events<text:tab/>3</text:p>
          <text:p text:style-name="P6">Filters<text:tab/>3</text:p>
          <text:p text:style-name="P8">Details on patterns<text:tab/>4</text:p>
          <text:p text:style-name="P6">Project details<text:tab/>4</text:p>
        </text:index-body>
      </text:table-of-content>
      <text:p text:style-name="Standard"/>
      <text:h text:style-name="Heading_20_1" text:outline-level="1"/>
      <text:h text:style-name="P5" text:outline-level="1">OmegaT architecture</text:h>
      <text:p text:style-name="Text_20_body">Components in OmegaT:</text:p>
      <text:p text:style-name="Text_20_body"><draw:frame draw:style-name="fr1" draw:name="відарысы1" text:anchor-type="paragraph" svg:y="0.083cm" svg:width="16.999cm" svg:height="9.671cm" draw:z-index="2"><draw:image xlink:href="Pictures/10000201000004FC000002D698C2D04F.png" xlink:type="simple" xlink:show="embed" xlink:actuate="onLoad"/></draw:frame>Each component must implement a specific interface, and only this interface should be used to call this component from other components. </text:p>
      <text:h text:style-name="Heading_20_1" text:outline-level="1">Threads usage</text:h>
      <text:p text:style-name="Text_20_body">OmegaT uses standard thread behavior, i.e., short term (i.e., most of them) operations should be executed in the UI thread (event dispatcher thread). Only long-term tasks should create a new thread using SwingWorker. All these (long-term) tasks lock the OmegaT UI to prevent the user to change anything in application.</text:p>
      <text:p text:style-name="Text_20_body">There is only one “real” thread — it's SaveThread, which saves the project every 10 minutes.</text:p>
      <text:h text:style-name="Heading_20_1" text:outline-level="1">Components</text:h>
      <text:p text:style-name="Text_20_body">All components accessible from Core class static methods.</text:p>
      <text:h text:style-name="Heading_20_2" text:outline-level="2">IMainWindow</text:h>
      <text:p text:style-name="Text_20_body">This component controls the main application frame and can make some basic operations, like locking/unlocking the UI and displaying messages and errors.</text:p>
      <text:h text:style-name="Heading_20_2" text:outline-level="2">IEditor</text:h>
      <text:p text:style-name="Text_20_body">This is the editor of translations. The application must have only one editor, but theoretically the user can switch between different editor implementations without project reloading.</text:p>
      <text:h text:style-name="Heading_20_2" text:outline-level="2">IProject</text:h>
      <text:p text:style-name="Text_20_body">Interface for the currently loaded project. There are two implementation classes: RealProject <text:soft-page-break/>and NotLoadedProject. The RealProject instance is created when a project is loaded, i.e., if the user clicks on “Open Project”, then the first instance will be created, when the user clicks on “Close Project” and “Open Project” again, the second instance will be created. All project data are stored in this class.</text:p>
      <text:h text:style-name="Heading_20_2" text:outline-level="2">IMatcher</text:h>
      <text:p text:style-name="Text_20_body">Panel that find matches in other translations and TM files.</text:p>
      <text:h text:style-name="Heading_20_2" text:outline-level="2">ITagValidation</text:h>
      <text:p text:style-name="Text_20_body">Tag validator, that checks tags in all translations and show invalid tags.</text:p>
      <text:h text:style-name="Heading_20_2" text:outline-level="2">ITokenizer</text:h>
      <text:p text:style-name="Text_20_body">It can split segments on tokens for spell checking and to find matches.</text:p>
      <text:h text:style-name="Heading_20_2" text:outline-level="2">ISpellChecker</text:h>
      <text:p text:style-name="Text_20_body">Spell checker for translation.</text:p>
      <text:h text:style-name="Heading_20_1" text:outline-level="1">Events</text:h>
      <text:p text:style-name="Text_20_body">Each component can listen to application events. To register listeners, component should call CoreEvents.register... methods. Events can be:</text:p>
      <table:table table:name="Табліца1" table:style-name="Табліца1">
        <table:table-column table:style-name="Табліца1.A"/>
        <table:table-column table:style-name="Табліца1.B"/>
        <table:table-row>
          <table:table-cell table:style-name="Табліца1.A1" table:number-columns-spanned="2" office:value-type="string">
            <text:p text:style-name="P4">IProjectEventListener</text:p>
          </table:table-cell>
          <table:covered-table-cell/>
        </table:table-row>
        <table:table-row>
          <table:table-cell table:style-name="Табліца1.A2" office:value-type="string">
            <text:p text:style-name="P3">onProjectChanged(PROJECT_CHANGE_TYPE), where PROJECT_CHANGE_TYPE is enum {CLOSE, COMPILE, CREATE, LOAD, SAVE}</text:p>
          </table:table-cell>
          <table:table-cell table:style-name="Табліца1.B2" office:value-type="string">
            <text:p text:style-name="P1">Project changed, i.e., when the user closes a project, or compile, create, load, or save it.</text:p>
          </table:table-cell>
        </table:table-row>
        <table:table-row>
          <table:table-cell table:style-name="Табліца1.B2" table:number-columns-spanned="2" office:value-type="string">
            <text:p text:style-name="P4">IEntryEventListener</text:p>
          </table:table-cell>
          <table:covered-table-cell/>
        </table:table-row>
        <table:table-row>
          <table:table-cell table:style-name="Табліца1.A2" office:value-type="string">
            <text:p text:style-name="P3">onNewFile(String activeFileName)</text:p>
          </table:table-cell>
          <table:table-cell table:style-name="Табліца1.B2" office:value-type="string">
            <text:p text:style-name="P1">User changes the current file in the editor.</text:p>
          </table:table-cell>
        </table:table-row>
        <table:table-row>
          <table:table-cell table:style-name="Табліца1.A2" office:value-type="string">
            <text:p text:style-name="P3">onEntryActivated(StringEntry newEntry)</text:p>
          </table:table-cell>
          <table:table-cell table:style-name="Табліца1.B2" office:value-type="string">
            <text:p text:style-name="P1">User change current entry in editor.</text:p>
          </table:table-cell>
        </table:table-row>
        <table:table-row>
          <table:table-cell table:style-name="Табліца1.B2" table:number-columns-spanned="2" office:value-type="string">
            <text:p text:style-name="P4">IFontChangedEventListener</text:p>
          </table:table-cell>
          <table:covered-table-cell/>
        </table:table-row>
        <table:table-row>
          <table:table-cell table:style-name="Табліца1.A2" office:value-type="string">
            <text:p text:style-name="P3">onFontChanged(Font newFont)</text:p>
          </table:table-cell>
          <table:table-cell table:style-name="Табліца1.B2" office:value-type="string">
            <text:p text:style-name="P1">User change application font.</text:p>
          </table:table-cell>
        </table:table-row>
      </table:table>
      <text:p text:style-name="Text_20_body">Event listeners are executed only in the UI (Swing event dispatcher) thread by the “invokeLater” method.</text:p>
      <text:p text:style-name="Text_20_body">Event listening is the preferred way to handle project open/close and entry change for components, since the list of components can be large, and the application cannot know anything about user-defined components.</text:p>
      <text:h text:style-name="Heading_20_1" text:outline-level="1">Filters</text:h>
      <text:p text:style-name="Text_20_body">OmegaT has many classes to parse (and build) translation files. It supports many formats, such as *.po, *.properties, *.html, etc. A class to parse one format is named a “Filter”. There is a FilterMaster, which organizes all filters and can detect which filter should be executed for a specific file format.</text:p>
      <text:p text:style-name="Text_20_body">Filter is a class that can:</text:p>
      <text:list text:style-name="L1">
        <text:list-item>
          <text:p text:style-name="P9"><text:soft-page-break/>Read the document in a given format</text:p>
        </text:list-item>
        <text:list-item>
          <text:p text:style-name="P9">Extract the translatable content out of it</text:p>
        </text:list-item>
        <text:list-item>
          <text:p text:style-name="P9">Write the document in the same format, replacing translatable content with its translation </text:p>
        </text:list-item>
      </text:list>
      <text:p text:style-name="Text_20_body">Note that filters must be two-fold: read &amp; write, reading and writing the same format. Responsibility for such behavior is of course up to the file filter programmer.</text:p>
      <text:p text:style-name="Text_20_body">There's a correspondence between a file filter and a file format it handles: only one instance of the file filter is instantiated for a single file format.</text:p>
      <text:p text:style-name="Text_20_body">Two possible options for handling similar file formats:</text:p>
      <text:list text:style-name="L2">
        <text:list-item>
          <text:p text:style-name="P10">The same file filter instance handles all the similar formats. For example, the Open Office file filter handles all the file formats of Open Office suite.</text:p>
        </text:list-item>
      </text:list>
      <text:list text:style-name="L3">
        <text:list-item>
          <text:p text:style-name="P11">A single file filter class may be instantiated with different parameters. For example, the text file filter is instantiated with different encoding to handle text files coming with different character sets. </text:p>
        </text:list-item>
      </text:list>
      <text:p text:style-name="Text_20_body">While there are many file filters, there's a need to distinguish what source files are handled by what filter. Currently (OmegaT version 2.0), we distinguish files by extension, and by content, but a more sophisticated mechanism should be invented, and more control over the process should be given both to the filter itself and to the user.</text:p>
      <text:h text:style-name="Heading_20_3" text:outline-level="3">Details on patterns</text:h>
      <text:p text:style-name="Text_20_body">Input filename pattern resembles DOS filename pattern:</text:p>
      <text:list text:style-name="L4">
        <text:list-item>
          <text:p text:style-name="P12">*.txt means all files with "txt" extension</text:p>
        </text:list-item>
        <text:list-item>
          <text:p text:style-name="P12">read* means all the files that start with "read", for example "readme" </text:p>
        </text:list-item>
      </text:list>
      <text:p text:style-name="Text_20_body">Output filename pattern is more complex.</text:p>
      <text:p text:style-name="Text_20_body">It may consist of normal characters and some substituted variables. They have the format ${variableName} and are case insensitive.</text:p>
      <text:p text:style-name="Text_20_body">The following variables exist:</text:p>
      <text:list text:style-name="L5">
        <text:list-item>
          <text:p text:style-name="P13">${filename} - full filename of the input file, both name and extension (default)</text:p>
        </text:list-item>
        <text:list-item>
          <text:p text:style-name="P13">${nameOnly} - only the name of the input file without extension part</text:p>
        </text:list-item>
        <text:list-item>
          <text:p text:style-name="P13">${extension} - the extension of the input file</text:p>
        </text:list-item>
        <text:list-item>
          <text:p text:style-name="P13">${sourceLanguage} - the source language of the project</text:p>
        </text:list-item>
        <text:list-item>
          <text:p text:style-name="P13">${targetLanguage} - the target language of the project</text:p>
        </text:list-item>
      </text:list>
      <text:p text:style-name="Text_20_body">Most file filters will use default “${filename}”, that leads to the name of translated file being the same as the name of source file. But, for example, the Java Resource Bundles file filter will have the pattern equal to “${nameonly}_${targetlanguage}.${extension}”.</text:p>
      <text:h text:style-name="Heading_20_1" text:outline-level="1">Project details</text:h>
      <text:p text:style-name="Text_20_body">Sequence diagram for loading a project:</text:p>
      <text:p text:style-name="P2"><draw:frame draw:style-name="fr2" draw:name="відарысы2" text:anchor-type="paragraph" svg:width="16.999cm" svg:height="9.943cm" draw:z-index="0"><draw:image xlink:href="Pictures/100002010000040C0000025ECD6EA3FA.png" xlink:type="simple" xlink:show="embed" xlink:actuate="onLoad"/></draw:frame><text:soft-page-break/></text:p>
      <text:p text:style-name="P2"/>
      <text:p text:style-name="P2"/>
      <text:p text:style-name="P2">Application states by project:</text:p>
      <text:p text:style-name="P2"><draw:frame draw:style-name="fr2" draw:name="відарысы3" text:anchor-type="paragraph" svg:width="16.999cm" svg:height="8.132cm" draw:z-index="1"><draw:image xlink:href="Pictures/100002010000034400000190DB0C6354.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fo:font-size="115%" fo:language="en" fo:country="US"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left="1cm" fo:margin-right="0cm" fo:text-indent="0cm" style:auto-text-indent="false" style:page-number="auto"/>
      <style:text-properties fo:font-size="12pt" fo:language="en" fo:country="US"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6-10T08:26:18</meta:creation-date>
    <dc:creator>Didier Briel</dc:creator>
    <dc:date>2008-06-21T20:06:13</dc:date>
    <meta:editing-cycles>30</meta:editing-cycles>
    <meta:editing-duration>PT1H34M45S</meta:editing-duration>
    <meta:user-defined meta:name="Info 1"/>
    <meta:user-defined meta:name="Info 2"/>
    <meta:user-defined meta:name="Info 3"/>
    <meta:user-defined meta:name="Info 4"/>
    <meta:document-statistic meta:table-count="1" meta:image-count="3" meta:object-count="0" meta:page-count="5" meta:paragraph-count="81" meta:word-count="848" meta:character-count="5496"/>
  </office:meta>
</office:document-meta>
</file>